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Query.ge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Query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Query.ServerQuery( Query query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Query.getStoredQue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Query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Query.storeAsNode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